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peicher" style:family="table">
      <style:table-properties style:width="17cm" table:align="margins"/>
    </style:style>
    <style:style style:name="Speicher.A" style:family="table-column">
      <style:table-column-properties style:column-width="2.125cm" style:rel-column-width="8191*"/>
    </style:style>
    <style:style style:name="Speicher.H" style:family="table-column">
      <style:table-column-properties style:column-width="2.127cm" style:rel-column-width="8198*"/>
    </style:style>
    <style:style style:name="Speicher.A1" style:family="table-cell">
      <style:table-cell-properties fo:padding="0.097cm" fo:border-left="0.05pt fine-dashed #000000" fo:border-right="none" fo:border-top="none" fo:border-bottom="0.05pt solid #000000"/>
    </style:style>
    <style:style style:name="Speicher.H1" style:family="table-cell">
      <style:table-cell-properties fo:padding="0.097cm" fo:border-left="0.05pt fine-dashed #000000" fo:border-right="0.05pt fine-dashed #000000" fo:border-top="none" fo:border-bottom="0.05pt solid #000000"/>
    </style:style>
    <style:style style:name="Speicher.A2" style:family="table-cell">
      <style:table-cell-properties fo:padding="0.097cm" fo:border-left="0.05pt solid #000000" fo:border-right="none" fo:border-top="none" fo:border-bottom="0.05pt solid #000000"/>
    </style:style>
    <style:style style:name="Speicher.H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2.125cm" style:rel-column-width="8191*"/>
    </style:style>
    <style:style style:name="Tabelle1.H" style:family="table-column">
      <style:table-column-properties style:column-width="2.127cm" style:rel-column-width="8198*"/>
    </style:style>
    <style:style style:name="Tabelle1.A1" style:family="table-cell">
      <style:table-cell-properties fo:padding="0.097cm" fo:border-left="0.05pt fine-dashed #000000" fo:border-right="none" fo:border-top="none" fo:border-bottom="0.05pt solid #000000"/>
    </style:style>
    <style:style style:name="Tabelle1.H1" style:family="table-cell">
      <style:table-cell-properties fo:padding="0.097cm" fo:border-left="0.05pt fine-dashed #000000" fo:border-right="0.05pt fine-dashed #000000" fo:border-top="none" fo:border-bottom="0.05pt solid #000000"/>
    </style:style>
    <style:style style:name="Tabelle1.A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2.125cm" style:rel-column-width="8191*"/>
    </style:style>
    <style:style style:name="Tabelle2.H" style:family="table-column">
      <style:table-column-properties style:column-width="2.127cm" style:rel-column-width="8198*"/>
    </style:style>
    <style:style style:name="Tabelle2.A1" style:family="table-cell">
      <style:table-cell-properties fo:padding="0.097cm" fo:border-left="0.05pt fine-dashed #000000" fo:border-right="none" fo:border-top="none" fo:border-bottom="0.05pt solid #000000"/>
    </style:style>
    <style:style style:name="Tabelle2.H1" style:family="table-cell">
      <style:table-cell-properties fo:padding="0.097cm" fo:border-left="0.05pt fine-dashed #000000" fo:border-right="0.05pt fine-dashed #000000" fo:border-top="none" fo:border-bottom="0.05pt solid #000000"/>
    </style:style>
    <style:style style:name="Tabelle2.A2" style:family="table-cell">
      <style:table-cell-properties fo:padding="0.097cm" fo:border-left="0.05pt solid #000000" fo:border-right="none" fo:border-top="none" fo:border-bottom="0.05pt solid #000000"/>
    </style:style>
    <style:style style:name="Tabelle2.H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2.125cm" style:rel-column-width="8191*"/>
    </style:style>
    <style:style style:name="Tabelle3.H" style:family="table-column">
      <style:table-column-properties style:column-width="2.127cm" style:rel-column-width="8198*"/>
    </style:style>
    <style:style style:name="Tabelle3.A1" style:family="table-cell">
      <style:table-cell-properties fo:padding="0.097cm" fo:border-left="0.05pt fine-dashed #000000" fo:border-right="none" fo:border-top="none" fo:border-bottom="0.05pt solid #000000"/>
    </style:style>
    <style:style style:name="Tabelle3.H1" style:family="table-cell">
      <style:table-cell-properties fo:padding="0.097cm" fo:border-left="0.05pt fine-dashed #000000" fo:border-right="0.05pt fine-dashed #000000" fo:border-top="none" fo:border-bottom="0.05pt solid #000000"/>
    </style:style>
    <style:style style:name="Tabelle3.2" style:family="table-row">
      <style:table-row-properties style:min-row-height="0.676cm"/>
    </style:style>
    <style:style style:name="Tabelle3.A2" style:family="table-cell">
      <style:table-cell-properties fo:padding="0.097cm" fo:border-left="0.05pt solid #000000" fo:border-right="none" fo:border-top="none" fo:border-bottom="0.05pt solid #000000"/>
    </style:style>
    <style:style style:name="Tabelle3.H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2.125cm" style:rel-column-width="8191*"/>
    </style:style>
    <style:style style:name="Tabelle4.H" style:family="table-column">
      <style:table-column-properties style:column-width="2.127cm" style:rel-column-width="8198*"/>
    </style:style>
    <style:style style:name="Tabelle4.A1" style:family="table-cell">
      <style:table-cell-properties fo:padding="0.097cm" fo:border-left="0.05pt fine-dashed #000000" fo:border-right="none" fo:border-top="none" fo:border-bottom="0.05pt solid #000000"/>
    </style:style>
    <style:style style:name="Tabelle4.H1" style:family="table-cell">
      <style:table-cell-properties fo:padding="0.097cm" fo:border-left="0.05pt fine-dashed #000000" fo:border-right="0.05pt fine-dashed #000000" fo:border-top="none" fo:border-bottom="0.05pt solid #000000"/>
    </style:style>
    <style:style style:name="Tabelle4.2" style:family="table-row">
      <style:table-row-properties style:min-row-height="0.676cm"/>
    </style:style>
    <style:style style:name="Tabelle4.A2" style:family="table-cell">
      <style:table-cell-properties fo:padding="0.097cm" fo:border-left="0.05pt solid #000000" fo:border-right="none" fo:border-top="none" fo:border-bottom="0.05pt solid #000000"/>
    </style:style>
    <style:style style:name="Tabelle4.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3057" officeooo:paragraph-rsid="000a3057"/>
    </style:style>
    <style:style style:name="P2" style:family="paragraph" style:parent-style-name="Standard">
      <style:text-properties officeooo:rsid="000b55f5" officeooo:paragraph-rsid="000de38e"/>
    </style:style>
    <style:style style:name="P3" style:family="paragraph" style:parent-style-name="Standard">
      <style:text-properties officeooo:paragraph-rsid="000e7521"/>
    </style:style>
    <style:style style:name="P4" style:family="paragraph" style:parent-style-name="Standard">
      <style:text-properties officeooo:rsid="000ff3d0" officeooo:paragraph-rsid="000ff3d0"/>
    </style:style>
    <style:style style:name="P5" style:family="paragraph" style:parent-style-name="Standard">
      <style:text-properties officeooo:paragraph-rsid="000ff3d0"/>
    </style:style>
    <style:style style:name="P6" style:family="paragraph" style:parent-style-name="Standard">
      <style:text-properties officeooo:rsid="00112f39" officeooo:paragraph-rsid="00112f39"/>
    </style:style>
    <style:style style:name="P7" style:family="paragraph" style:parent-style-name="Standard">
      <style:text-properties officeooo:paragraph-rsid="00112f39"/>
    </style:style>
    <style:style style:name="P8" style:family="paragraph" style:parent-style-name="Standard">
      <style:text-properties officeooo:rsid="00133ef2" officeooo:paragraph-rsid="00133ef2"/>
    </style:style>
    <style:style style:name="P9" style:family="paragraph" style:parent-style-name="Standard">
      <style:text-properties officeooo:paragraph-rsid="00133ef2"/>
    </style:style>
    <style:style style:name="P10" style:family="paragraph" style:parent-style-name="Standard">
      <style:text-properties officeooo:rsid="00151b03" officeooo:paragraph-rsid="00151b03"/>
    </style:style>
    <style:style style:name="P11" style:family="paragraph" style:parent-style-name="Standard">
      <style:text-properties officeooo:rsid="00175a74" officeooo:paragraph-rsid="00175a74"/>
    </style:style>
    <style:style style:name="P12" style:family="paragraph" style:parent-style-name="Standard">
      <style:text-properties officeooo:rsid="0018c81b" officeooo:paragraph-rsid="0018c81b"/>
    </style:style>
    <style:style style:name="P13" style:family="paragraph" style:parent-style-name="Standard">
      <style:text-properties officeooo:rsid="0018ecf1" officeooo:paragraph-rsid="0018ecf1"/>
    </style:style>
    <style:style style:name="P14" style:family="paragraph" style:parent-style-name="Standard">
      <style:text-properties officeooo:rsid="001af6c0" officeooo:paragraph-rsid="001af6c0"/>
    </style:style>
    <style:style style:name="P15" style:family="paragraph" style:parent-style-name="Standard">
      <style:text-properties officeooo:rsid="001de583" officeooo:paragraph-rsid="001de583"/>
    </style:style>
    <style:style style:name="P16" style:family="paragraph" style:parent-style-name="Standard">
      <style:text-properties officeooo:rsid="002161de" officeooo:paragraph-rsid="002161de"/>
    </style:style>
    <style:style style:name="P17" style:family="paragraph" style:parent-style-name="Standard">
      <style:text-properties officeooo:rsid="0021f9f8" officeooo:paragraph-rsid="0021f9f8"/>
    </style:style>
    <style:style style:name="P18" style:family="paragraph" style:parent-style-name="Standard">
      <style:text-properties officeooo:rsid="0022c3df" officeooo:paragraph-rsid="0022c3df"/>
    </style:style>
    <style:style style:name="P19" style:family="paragraph" style:parent-style-name="Standard">
      <style:paragraph-properties fo:break-before="page"/>
      <style:text-properties officeooo:rsid="001233e9" officeooo:paragraph-rsid="001233e9"/>
    </style:style>
    <style:style style:name="P20" style:family="paragraph" style:parent-style-name="Standard">
      <style:paragraph-properties fo:break-before="page"/>
      <style:text-properties officeooo:rsid="00175a74" officeooo:paragraph-rsid="00175a74"/>
    </style:style>
    <style:style style:name="P21" style:family="paragraph" style:parent-style-name="Table_20_Contents">
      <style:paragraph-properties fo:text-align="center" style:justify-single-word="false"/>
      <style:text-properties style:font-name="Liberation Mono" officeooo:paragraph-rsid="000e7521"/>
    </style:style>
    <style:style style:name="P22" style:family="paragraph" style:parent-style-name="Table_20_Contents">
      <style:paragraph-properties fo:text-align="center" style:justify-single-word="false"/>
      <style:text-properties style:font-name="Liberation Mono" officeooo:paragraph-rsid="000ff3d0"/>
    </style:style>
    <style:style style:name="P23" style:family="paragraph" style:parent-style-name="Table_20_Contents">
      <style:paragraph-properties fo:text-align="center" style:justify-single-word="false"/>
      <style:text-properties style:font-name="Liberation Mono" officeooo:paragraph-rsid="00112f39"/>
    </style:style>
    <style:style style:name="P24" style:family="paragraph" style:parent-style-name="Table_20_Contents">
      <style:paragraph-properties fo:text-align="center" style:justify-single-word="false"/>
      <style:text-properties style:font-name="Liberation Mono" officeooo:rsid="000b55f5" officeooo:paragraph-rsid="000b55f5"/>
    </style:style>
    <style:style style:name="P25" style:family="paragraph" style:parent-style-name="Table_20_Contents">
      <style:paragraph-properties fo:text-align="center" style:justify-single-word="false"/>
      <style:text-properties style:font-name="Liberation Mono" officeooo:rsid="000b55f5" officeooo:paragraph-rsid="000e7521"/>
    </style:style>
    <style:style style:name="P26" style:family="paragraph" style:parent-style-name="Table_20_Contents">
      <style:paragraph-properties fo:text-align="center" style:justify-single-word="false"/>
      <style:text-properties style:font-name="Liberation Mono" officeooo:rsid="000b55f5" officeooo:paragraph-rsid="000ff3d0"/>
    </style:style>
    <style:style style:name="P27" style:family="paragraph" style:parent-style-name="Table_20_Contents">
      <style:paragraph-properties fo:text-align="center" style:justify-single-word="false"/>
      <style:text-properties style:font-name="Liberation Mono" officeooo:rsid="000b55f5" officeooo:paragraph-rsid="00112f39"/>
    </style:style>
    <style:style style:name="P28" style:family="paragraph" style:parent-style-name="Table_20_Contents">
      <style:paragraph-properties fo:text-align="center" style:justify-single-word="false"/>
      <style:text-properties style:font-name="Liberation Mono" officeooo:rsid="000b55f5" officeooo:paragraph-rsid="00133ef2"/>
    </style:style>
    <style:style style:name="P29" style:family="paragraph" style:parent-style-name="Table_20_Contents">
      <style:paragraph-properties fo:text-align="center" style:justify-single-word="false"/>
      <style:text-properties style:font-name="Liberation Mono" officeooo:rsid="000e7521" officeooo:paragraph-rsid="000e7521"/>
    </style:style>
    <style:style style:name="P30" style:family="paragraph" style:parent-style-name="Table_20_Contents">
      <style:paragraph-properties fo:text-align="center" style:justify-single-word="false"/>
      <style:text-properties style:font-name="Liberation Mono" officeooo:rsid="000e7521" officeooo:paragraph-rsid="000ff3d0"/>
    </style:style>
    <style:style style:name="P31" style:family="paragraph" style:parent-style-name="Table_20_Contents">
      <style:paragraph-properties fo:text-align="center" style:justify-single-word="false"/>
      <style:text-properties style:font-name="Liberation Mono" officeooo:rsid="000e7521" officeooo:paragraph-rsid="00112f39"/>
    </style:style>
    <style:style style:name="P32" style:family="paragraph" style:parent-style-name="Table_20_Contents">
      <style:paragraph-properties fo:text-align="center" style:justify-single-word="false"/>
      <style:text-properties style:font-name="Liberation Mono" officeooo:rsid="000e7521" officeooo:paragraph-rsid="00133ef2"/>
    </style:style>
    <style:style style:name="P33" style:family="paragraph" style:parent-style-name="Table_20_Contents">
      <style:paragraph-properties fo:text-align="center" style:justify-single-word="false"/>
      <style:text-properties style:font-name="Liberation Mono" officeooo:rsid="000ff3d0" officeooo:paragraph-rsid="000ff3d0"/>
    </style:style>
    <style:style style:name="P34" style:family="paragraph" style:parent-style-name="Table_20_Contents">
      <style:paragraph-properties fo:text-align="center" style:justify-single-word="false"/>
      <style:text-properties style:font-name="Liberation Mono" officeooo:rsid="000ff3d0" officeooo:paragraph-rsid="00112f39"/>
    </style:style>
    <style:style style:name="P35" style:family="paragraph" style:parent-style-name="Table_20_Contents">
      <style:paragraph-properties fo:text-align="center" style:justify-single-word="false"/>
      <style:text-properties style:font-name="Liberation Mono" officeooo:rsid="000ff3d0" officeooo:paragraph-rsid="00133ef2"/>
    </style:style>
    <style:style style:name="P36" style:family="paragraph" style:parent-style-name="Table_20_Contents">
      <style:paragraph-properties fo:text-align="center" style:justify-single-word="false"/>
      <style:text-properties style:font-name="Liberation Mono" officeooo:rsid="00133ef2" officeooo:paragraph-rsid="00133ef2"/>
    </style:style>
    <style:style style:name="P37" style:family="paragraph" style:parent-style-name="Standard">
      <style:text-properties style:text-position="0% 100%" officeooo:rsid="000e7521" officeooo:paragraph-rsid="000e7521"/>
    </style:style>
    <style:style style:name="P38" style:family="paragraph">
      <loext:graphic-properties draw:fill="none" draw:fill-color="#729fcf"/>
    </style:style>
    <style:style style:name="P39" style:family="paragraph">
      <loext:graphic-properties draw:fill="none" draw:fill-color="#ffffff"/>
      <style:text-properties fo:color="#ff6600" style:font-name="Liberation Mono" fo:font-size="12pt"/>
    </style:style>
    <style:style style:name="P40" style:family="paragraph">
      <loext:graphic-properties draw:fill="none" draw:fill-color="#ffffff"/>
      <style:text-properties fo:color="#6666ff" style:font-name="Liberation Mono" fo:font-size="12pt"/>
    </style:style>
    <style:style style:name="P41" style:family="paragraph">
      <loext:graphic-properties draw:fill-color="#000000"/>
      <style:paragraph-properties fo:text-align="center"/>
    </style:style>
    <style:style style:name="P42" style:family="paragraph">
      <loext:graphic-properties draw:fill="none" draw:fill-color="#ffffff"/>
      <style:text-properties style:font-name="Liberation Mono" fo:font-size="10pt" style:font-size-asian="10pt" style:font-size-complex="10pt"/>
    </style:style>
    <style:style style:name="P43" style:family="paragraph">
      <loext:graphic-properties draw:fill="none" draw:fill-color="#ffffff"/>
      <style:text-properties style:font-name="Liberation Mono"/>
    </style:style>
    <style:style style:name="P44" style:family="paragraph">
      <loext:graphic-properties draw:fill="none" draw:fill-color="#ffffff"/>
      <style:text-properties fo:color="#579d1c" style:font-name="Liberation Mono" fo:font-size="12pt"/>
    </style:style>
    <style:style style:name="P45" style:family="paragraph">
      <loext:graphic-properties draw:fill="none" draw:fill-color="#ffffff"/>
      <style:text-properties fo:color="#660066" style:font-name="Liberation Mono" fo:font-size="12pt"/>
    </style:style>
    <style:style style:name="P46" style:family="paragraph">
      <style:paragraph-properties fo:text-align="center"/>
    </style:style>
    <style:style style:name="P47" style:family="paragraph">
      <loext:graphic-properties draw:fill="none" draw:fill-color="#ffffff"/>
      <style:text-properties fo:color="#579d1c" style:font-name="Liberation Mono"/>
    </style:style>
    <style:style style:name="T1" style:family="text">
      <style:text-properties officeooo:rsid="000b55f5"/>
    </style:style>
    <style:style style:name="T2" style:family="text">
      <style:text-properties style:text-position="0% 100%" officeooo:rsid="000e7521"/>
    </style:style>
    <style:style style:name="T3" style:family="text">
      <style:text-properties style:text-position="0% 100%" style:font-name="Liberation Mono" officeooo:rsid="000e7521"/>
    </style:style>
    <style:style style:name="T4" style:family="text">
      <style:text-properties officeooo:rsid="000e7521"/>
    </style:style>
    <style:style style:name="T5" style:family="text">
      <style:text-properties style:text-position="sub 58%" officeooo:rsid="000e7521"/>
    </style:style>
    <style:style style:name="T6" style:family="text">
      <style:text-properties style:font-name="Liberation Mono" fo:font-style="normal" fo:font-weight="normal" style:font-style-asian="normal" style:font-weight-asian="normal" style:font-style-complex="normal" style:font-weight-complex="normal"/>
    </style:style>
    <style:style style:name="T7" style:family="text">
      <style:text-properties officeooo:rsid="00129ef9"/>
    </style:style>
    <style:style style:name="T8" style:family="text">
      <style:text-properties officeooo:rsid="001af6c0"/>
    </style:style>
    <style:style style:name="T9" style:family="text">
      <style:text-properties officeooo:rsid="00204899"/>
    </style:style>
    <style:style style:name="T10" style:family="text">
      <style:text-properties officeooo:rsid="00243614"/>
    </style:style>
    <style:style style:name="T11" style:family="text">
      <style:text-properties officeooo:rsid="00252938"/>
    </style:style>
    <style:style style:name="T12" style:family="text">
      <style:text-properties fo:color="#ff6600" style:font-name="Liberation Mono" fo:font-size="12pt"/>
    </style:style>
    <style:style style:name="T13" style:family="text">
      <style:text-properties fo:color="#6666ff" style:font-name="Liberation Mono" fo:font-size="12pt"/>
    </style:style>
    <style:style style:name="T14" style:family="text">
      <style:text-properties style:font-name="Liberation Mono" fo:font-size="10pt" style:font-size-asian="10pt" style:font-size-complex="10pt"/>
    </style:style>
    <style:style style:name="T15" style:family="text">
      <style:text-properties fo:color="#ff950e" style:font-name="Liberation Mono"/>
    </style:style>
    <style:style style:name="T16" style:family="text">
      <style:text-properties style:font-name="Liberation Mono"/>
    </style:style>
    <style:style style:name="T17" style:family="text">
      <style:text-properties fo:color="#000000" style:font-name="Liberation Mono"/>
    </style:style>
    <style:style style:name="T18" style:family="text">
      <style:text-properties fo:color="#729fcf" style:font-name="Liberation Mono" fo:font-weight="normal" style:font-weight-asian="normal" style:font-weight-complex="normal"/>
    </style:style>
    <style:style style:name="T19" style:family="text">
      <style:text-properties style:font-name="Liberation Mono" fo:font-weight="normal" style:font-weight-asian="normal" style:font-weight-complex="normal"/>
    </style:style>
    <style:style style:name="T20" style:family="text">
      <style:text-properties fo:color="#579d1c" style:font-name="Liberation Mono" fo:font-weight="normal" style:font-weight-asian="normal" style:font-weight-complex="normal"/>
    </style:style>
    <style:style style:name="T21" style:family="text">
      <style:text-properties fo:color="#729fcf" style:font-name="Liberation Mono"/>
    </style:style>
    <style:style style:name="T22" style:family="text">
      <style:text-properties fo:color="#579d1c" style:font-name="Liberation Mono"/>
    </style:style>
    <style:style style:name="T23" style:family="text">
      <style:text-properties fo:color="#ff950e" style:font-name="Liberation Mono" fo:font-weight="normal" style:font-weight-asian="normal" style:font-weight-complex="normal"/>
    </style:style>
    <style:style style:name="T24" style:family="text">
      <style:text-properties fo:color="#000000" style:font-name="Liberation Mono" fo:font-weight="normal" style:font-weight-asian="normal" style:font-weight-complex="normal"/>
    </style:style>
    <style:style style:name="T25" style:family="text">
      <style:text-properties fo:color="#579d1c" style:font-name="Liberation Mono" fo:font-size="12pt"/>
    </style:style>
    <style:style style:name="T26" style:family="text">
      <style:text-properties fo:color="#660066" style:font-name="Liberation Mono" fo:font-size="12pt"/>
    </style:style>
    <style:style style:name="T27" style:family="text">
      <style:text-properties fo:color="#ff6600" style:font-name="Liberation Mono"/>
    </style:style>
    <style:style style:name="T28" style:family="text">
      <style:text-properties fo:color="#993366" style:font-name="Liberation Mono"/>
    </style:style>
    <style:style style:name="T29" style:family="text">
      <style:text-properties fo:color="#cc0000" style:font-name="Liberation Mono"/>
    </style:style>
    <style:style style:name="T30" style:family="text">
      <style:text-properties fo:color="#c5000b" style:font-name="Liberation Mono"/>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width="0.101cm" svg:stroke-color="#ff6600" draw:marker-start-width="0.653cm" draw:marker-end-width="0.653cm" draw:fill="none" draw:fill-color="#729fcf" draw:textarea-horizontal-align="justify" draw:textarea-vertical-align="middle" draw:auto-grow-height="false" fo:min-height="2.083cm" fo:min-width="8.38cm" fo:padding-top="0.049cm" fo:padding-bottom="0.049cm" fo:padding-left="0.049cm" fo:padding-right="0.049cm" style:run-through="foreground"/>
    </style:style>
    <style:style style:name="gr3" style:family="graphic">
      <style:graphic-properties draw:stroke="none" svg:stroke-color="#000000" draw:fill="none" draw:fill-color="#ffffff" fo:min-height="0.482cm" style:run-through="foreground"/>
    </style:style>
    <style:style style:name="gr4" style:family="graphic">
      <style:graphic-properties draw:stroke="dash" draw:stroke-dash="Dashed_20__28_var_29_" svg:stroke-width="0.101cm" svg:stroke-color="#6666ff" draw:marker-start-width="0.653cm" draw:marker-end-width="0.653cm" draw:fill="none" draw:fill-color="#729fcf" draw:textarea-horizontal-align="justify" draw:textarea-vertical-align="middle" draw:auto-grow-height="false" fo:min-height="2.074cm" fo:min-width="2.025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43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dash" draw:stroke-dash="Dashed_20__28_var_29_" svg:stroke-width="0.101cm" svg:stroke-color="#6666ff" draw:marker-start-width="0.653cm" draw:marker-end-width="0.653cm" draw:fill="none" draw:fill-color="#729fcf" draw:textarea-horizontal-align="justify" draw:textarea-vertical-align="middle" draw:auto-grow-height="false" fo:min-height="2.074cm" fo:min-width="2.03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2cm"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000000" draw:marker-start-width="0.649cm" draw:marker-end="Arrow" draw:marker-end-width="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3.84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961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 svg:stroke-width="0.101cm" svg:stroke-color="#579d1c" draw:marker-start-width="0.653cm" draw:marker-end-width="0.653cm" draw:fill="none" draw:fill-color="#729fcf" draw:textarea-horizontal-align="justify" draw:textarea-vertical-align="middle" draw:auto-grow-height="false" fo:min-height="2.074cm" fo:min-width="2.025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dash" draw:stroke-dash="Dashed_20__28_var_29_" svg:stroke-width="0.101cm" svg:stroke-color="#660066" draw:marker-start-width="0.653cm" draw:marker-end-width="0.653cm" draw:fill="none" draw:fill-color="#729fcf" draw:textarea-horizontal-align="justify" draw:textarea-vertical-align="middle" draw:auto-grow-height="false" fo:min-height="2.074cm" fo:min-width="2.025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961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width="0.101cm" svg:stroke-color="#579d1c"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101cm" svg:stroke-color="#579d1c" draw:marker-start="Arrow" draw:marker-start-width="0.19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01cm" svg:stroke-color="#660066"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svg:stroke-color="#660066" draw:marker-start="Arrow" draw:marker-start-width="0.19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521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3.36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5.279cm"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8.638cm"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482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 Folgenden möchte ich die letzte verbleibende Art von Typen der Programmiersprache C einführen – die Pointer. Um das Prinzip und den Nutzen von Pointern zu verstehen, wollen wir uns auf einer abstrakten Ebene anschauen, wie der Speicher in einem einfachen Programm aussieht. Dazu möchte ich mich sehr weit von der echten Implementierung distanzieren um ein möglichst einfaches Minimalbeispiel zu konstruieren. Wir stellen zunächst den Speicher als ein fortlaufendes Feld von Bytes dar. <text:span text:style-name="T1">Jedes Byte hat eine eigene Adresse, welche ich in der Kopfzeile vermerke, darunter der Inhalt der Zelle.</text:span></text:p>
      <text:p text:style-name="P1"/>
      <table:table table:name="Speicher" table:style-name="Speicher">
        <table:table-column table:style-name="Speicher.A" table:number-columns-repeated="7"/>
        <table:table-column table:style-name="Speicher.H"/>
        <table:table-row>
          <table:table-cell table:style-name="Speicher.A1" office:value-type="string">
            <text:p text:style-name="P24">0x01</text:p>
          </table:table-cell>
          <table:table-cell table:style-name="Speicher.A1" office:value-type="string">
            <text:p text:style-name="P24">0x02</text:p>
          </table:table-cell>
          <table:table-cell table:style-name="Speicher.A1" office:value-type="string">
            <text:p text:style-name="P24">0x03</text:p>
          </table:table-cell>
          <table:table-cell table:style-name="Speicher.A1" office:value-type="string">
            <text:p text:style-name="P24">0x04</text:p>
          </table:table-cell>
          <table:table-cell table:style-name="Speicher.A1" office:value-type="string">
            <text:p text:style-name="P24">0x05</text:p>
          </table:table-cell>
          <table:table-cell table:style-name="Speicher.A1" office:value-type="string">
            <text:p text:style-name="P24">0x06</text:p>
          </table:table-cell>
          <table:table-cell table:style-name="Speicher.A1" office:value-type="string">
            <text:p text:style-name="P24">0x07</text:p>
          </table:table-cell>
          <table:table-cell table:style-name="Speicher.H1" office:value-type="string">
            <text:p text:style-name="P24">0x08</text:p>
          </table:table-cell>
        </table:table-row>
        <table:table-row>
          <table:table-cell table:style-name="Speicher.A2" office:value-type="string">
            <text:p text:style-name="Table_20_Contents"/>
          </table:table-cell>
          <table:table-cell table:style-name="Speicher.A2" office:value-type="string">
            <text:p text:style-name="Table_20_Contents"/>
          </table:table-cell>
          <table:table-cell table:style-name="Speicher.A2" office:value-type="string">
            <text:p text:style-name="Table_20_Contents"/>
          </table:table-cell>
          <table:table-cell table:style-name="Speicher.A2" office:value-type="string">
            <text:p text:style-name="Table_20_Contents"/>
          </table:table-cell>
          <table:table-cell table:style-name="Speicher.A2" office:value-type="string">
            <text:p text:style-name="Table_20_Contents"/>
          </table:table-cell>
          <table:table-cell table:style-name="Speicher.A2" office:value-type="string">
            <text:p text:style-name="Table_20_Contents"/>
          </table:table-cell>
          <table:table-cell table:style-name="Speicher.A2" office:value-type="string">
            <text:p text:style-name="Table_20_Contents"/>
          </table:table-cell>
          <table:table-cell table:style-name="Speicher.H2" office:value-type="string">
            <text:p text:style-name="Table_20_Contents"/>
          </table:table-cell>
        </table:table-row>
      </table:table>
      <text:p text:style-name="P1"/>
      <text:p text:style-name="P2">Zur weiteren Vereinfachung nehmem wir an, dass unsere Architektur Werte im Big-Endian-Format speichert, also fortlaufend vom höchstwertigen Byte zum nied<text:span text:style-name="T10">er</text:span>wertig<text:span text:style-name="T10">st</text:span>en Byte. Wir stellen ein Byte als eine Hex-Zahl mit 2 Ziffern dar <text:span text:style-name="T4">(kombinatorische Herleitung für die Darstellungsform sollte klar sein). Ein Beispiel für die Big-Endian-Darstellung: Wir wollen die Zahl 1234</text:span><text:span text:style-name="T5">10</text:span><text:span text:style-name="T2"> in einer 4 Byte langen Integer-Variablen speichern. Dazu führen wir einen Basiswechsel von 10 zu 16 durch und speichern die Ziffern fortlaufend. 1234</text:span><text:span text:style-name="T5">10</text:span><text:span text:style-name="T2"> = 4D2</text:span><text:span text:style-name="T5">16</text:span><text:span text:style-name="T2"> . Nun belegen wir unsere 4 Byte wie folgt: </text:span><text:span text:style-name="T3">00 00 04 D2</text:span><text:span text:style-name="T2">.</text:span></text:p>
      <text:p text:style-name="P37"><draw:g text:anchor-type="paragraph" draw:z-index="0" draw:style-name="gr1"><draw:custom-shape draw:name="Form1" draw:style-name="gr2" draw:text-style-name="P38" svg:width="8.48cm" svg:height="2.183cm" svg:x="0.018cm" svg:y="0.379cm"><text:p/><draw:enhanced-geometry svg:viewBox="0 0 21600 21600" draw:type="rectangle" draw:enhanced-path="M 0 0 L 21600 0 21600 21600 0 21600 0 0 Z N"/></draw:custom-shape><draw:frame draw:name="Form2" draw:style-name="gr3" draw:text-style-name="P39" svg:width="1.354cm" svg:height="0.482cm" svg:x="3.592cm" svg:y="1.97cm"><draw:text-box><text:p><text:span text:style-name="T12">int a</text:span></text:p></draw:text-box></draw:frame></draw:g></text:p>
      <table:table table:name="Tabelle1" table:style-name="Tabelle1">
        <table:table-column table:style-name="Tabelle1.A" table:number-columns-repeated="7"/>
        <table:table-column table:style-name="Tabelle1.H"/>
        <table:table-row>
          <table:table-cell table:style-name="Tabelle1.A1" office:value-type="string">
            <text:p text:style-name="P25">0x01</text:p>
          </table:table-cell>
          <table:table-cell table:style-name="Tabelle1.A1" office:value-type="string">
            <text:p text:style-name="P25">0x02</text:p>
          </table:table-cell>
          <table:table-cell table:style-name="Tabelle1.A1" office:value-type="string">
            <text:p text:style-name="P25">0x03</text:p>
          </table:table-cell>
          <table:table-cell table:style-name="Tabelle1.A1" office:value-type="string">
            <text:p text:style-name="P25">0x04</text:p>
          </table:table-cell>
          <table:table-cell table:style-name="Tabelle1.A1" office:value-type="string">
            <text:p text:style-name="P25">0x05</text:p>
          </table:table-cell>
          <table:table-cell table:style-name="Tabelle1.A1" office:value-type="string">
            <text:p text:style-name="P25">0x06</text:p>
          </table:table-cell>
          <table:table-cell table:style-name="Tabelle1.A1" office:value-type="string">
            <text:p text:style-name="P25">0x07</text:p>
          </table:table-cell>
          <table:table-cell table:style-name="Tabelle1.H1" office:value-type="string">
            <text:p text:style-name="P25">0x08</text:p>
          </table:table-cell>
        </table:table-row>
        <table:table-row>
          <table:table-cell table:style-name="Tabelle1.A2" office:value-type="string">
            <text:p text:style-name="P29">00</text:p>
          </table:table-cell>
          <table:table-cell table:style-name="Tabelle1.A2" office:value-type="string">
            <text:p text:style-name="P29">00</text:p>
          </table:table-cell>
          <table:table-cell table:style-name="Tabelle1.A2" office:value-type="string">
            <text:p text:style-name="P29">04</text:p>
          </table:table-cell>
          <table:table-cell table:style-name="Tabelle1.A2" office:value-type="string">
            <text:p text:style-name="P29">D2</text:p>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H2" office:value-type="string">
            <text:p text:style-name="P21"/>
          </table:table-cell>
        </table:table-row>
      </table:table>
      <text:p text:style-name="P3"/>
      <text:p text:style-name="P3"/>
      <text:p text:style-name="P4">Als nächstes wollen wir noch zwei Variablen vom Typ <text:span text:style-name="T6">char</text:span> anlegen, die jeweils 1 Byte groß sind.</text:p>
      <text:p text:style-name="P4"><draw:custom-shape text:anchor-type="paragraph" draw:z-index="2" draw:name="Form1" draw:style-name="gr4" draw:text-style-name="P38" svg:width="2.124cm" svg:height="2.174cm" svg:x="8.497cm" svg:y="0.376cm"><text:p/><draw:enhanced-geometry svg:viewBox="0 0 21600 21600" draw:type="rectangle" draw:enhanced-path="M 0 0 L 21600 0 21600 21600 0 21600 0 0 Z N"/></draw:custom-shape><draw:custom-shape text:anchor-type="paragraph" draw:z-index="4" draw:name="Form1" draw:style-name="gr6" draw:text-style-name="P38" svg:width="2.13cm" svg:height="2.174cm" svg:x="10.624cm" svg:y="0.376cm"><text:p/><draw:enhanced-geometry svg:viewBox="0 0 21600 21600" draw:type="rectangle" draw:enhanced-path="M 0 0 L 21600 0 21600 21600 0 21600 0 0 Z N"/></draw:custom-shape><draw:g text:anchor-type="paragraph" draw:z-index="6" draw:style-name="gr1"><draw:custom-shape draw:name="Form1" draw:style-name="gr2" draw:text-style-name="P38" svg:width="8.48cm" svg:height="2.183cm" svg:x="0.018cm" svg:y="7.082cm"><text:p/><draw:enhanced-geometry svg:viewBox="0 0 21600 21600" draw:type="rectangle" draw:enhanced-path="M 0 0 L 21600 0 21600 21600 0 21600 0 0 Z N"/></draw:custom-shape><draw:frame draw:name="Form2" draw:style-name="gr3" draw:text-style-name="P39" svg:width="1.354cm" svg:height="0.482cm" svg:x="3.592cm" svg:y="8.673cm"><draw:text-box><text:p><text:span text:style-name="T12">int a</text:span></text:p></draw:text-box></draw:frame></draw:g><draw:custom-shape text:anchor-type="paragraph" draw:z-index="7" draw:name="Form1" draw:style-name="gr4" draw:text-style-name="P38" svg:width="2.124cm" svg:height="2.174cm" svg:x="8.497cm" svg:y="7.08cm"><text:p/><draw:enhanced-geometry svg:viewBox="0 0 21600 21600" draw:type="rectangle" draw:enhanced-path="M 0 0 L 21600 0 21600 21600 0 21600 0 0 Z N"/></draw:custom-shape><draw:custom-shape text:anchor-type="paragraph" draw:z-index="9" draw:name="Form1" draw:style-name="gr6" draw:text-style-name="P38" svg:width="2.13cm" svg:height="2.174cm" svg:x="10.624cm" svg:y="7.08cm"><text:p/><draw:enhanced-geometry svg:viewBox="0 0 21600 21600" draw:type="rectangle" draw:enhanced-path="M 0 0 L 21600 0 21600 21600 0 21600 0 0 Z N"/></draw:custom-shape></text:p>
      <table:table table:name="Tabelle2" table:style-name="Tabelle2">
        <table:table-column table:style-name="Tabelle2.A" table:number-columns-repeated="7"/>
        <table:table-column table:style-name="Tabelle2.H"/>
        <table:table-row>
          <table:table-cell table:style-name="Tabelle2.A1" office:value-type="string">
            <text:p text:style-name="P26">0x01</text:p>
          </table:table-cell>
          <table:table-cell table:style-name="Tabelle2.A1" office:value-type="string">
            <text:p text:style-name="P26">0x02</text:p>
          </table:table-cell>
          <table:table-cell table:style-name="Tabelle2.A1" office:value-type="string">
            <text:p text:style-name="P26">0x03</text:p>
          </table:table-cell>
          <table:table-cell table:style-name="Tabelle2.A1" office:value-type="string">
            <text:p text:style-name="P26">0x04</text:p>
          </table:table-cell>
          <table:table-cell table:style-name="Tabelle2.A1" office:value-type="string">
            <text:p text:style-name="P26">0x05</text:p>
          </table:table-cell>
          <table:table-cell table:style-name="Tabelle2.A1" office:value-type="string">
            <text:p text:style-name="P26">0x06</text:p>
          </table:table-cell>
          <table:table-cell table:style-name="Tabelle2.A1" office:value-type="string">
            <text:p text:style-name="P26">0x07</text:p>
          </table:table-cell>
          <table:table-cell table:style-name="Tabelle2.H1" office:value-type="string">
            <text:p text:style-name="P26">0x08</text:p>
          </table:table-cell>
        </table:table-row>
        <table:table-row>
          <table:table-cell table:style-name="Tabelle2.A2" office:value-type="string">
            <text:p text:style-name="P30">00</text:p>
          </table:table-cell>
          <table:table-cell table:style-name="Tabelle2.A2" office:value-type="string">
            <text:p text:style-name="P30">00</text:p>
          </table:table-cell>
          <table:table-cell table:style-name="Tabelle2.A2" office:value-type="string">
            <text:p text:style-name="P30">04</text:p>
          </table:table-cell>
          <table:table-cell table:style-name="Tabelle2.A2" office:value-type="string">
            <text:p text:style-name="P30">D2</text:p>
          </table:table-cell>
          <table:table-cell table:style-name="Tabelle2.A2" office:value-type="string">
            <text:p text:style-name="P33">78=‘x‘</text:p>
          </table:table-cell>
          <table:table-cell table:style-name="Tabelle2.A2" office:value-type="string">
            <text:p text:style-name="P33">79=‘y‘</text:p>
          </table:table-cell>
          <table:table-cell table:style-name="Tabelle2.A2" office:value-type="string">
            <text:p text:style-name="P22"/>
          </table:table-cell>
          <table:table-cell table:style-name="Tabelle2.H2" office:value-type="string">
            <text:p text:style-name="P22"/>
          </table:table-cell>
        </table:table-row>
      </table:table>
      <text:p text:style-name="P5"><draw:g text:anchor-type="paragraph" draw:z-index="1" draw:style-name="gr1"><draw:custom-shape draw:name="Form1" draw:style-name="gr2" draw:text-style-name="P38" svg:width="8.48cm" svg:height="2.183cm" svg:x="0.018cm" svg:y="-1.462cm"><text:p/><draw:enhanced-geometry svg:viewBox="0 0 21600 21600" draw:type="rectangle" draw:enhanced-path="M 0 0 L 21600 0 21600 21600 0 21600 0 0 Z N"/></draw:custom-shape><draw:frame draw:name="Form2" draw:style-name="gr3" draw:text-style-name="P39" svg:width="1.354cm" svg:height="0.482cm" svg:x="3.592cm" svg:y="0.129cm"><draw:text-box><text:p><text:span text:style-name="T12">int a</text:span></text:p></draw:text-box></draw:frame></draw:g><draw:frame text:anchor-type="paragraph" draw:z-index="3" draw:name="Form2" draw:style-name="gr5" draw:text-style-name="P40" svg:width="2.151cm" svg:height="0.544cm" svg:x="8.691cm" svg:y="0.168cm"><draw:text-box><text:p><text:span text:style-name="T13">char c1</text:span></text:p></draw:text-box></draw:frame><draw:frame text:anchor-type="paragraph" draw:z-index="5" draw:name="Form2" draw:style-name="gr5" draw:text-style-name="P40" svg:width="2.151cm" svg:height="0.544cm" svg:x="10.836cm" svg:y="0.162cm"><draw:text-box><text:p><text:span text:style-name="T13">char c2</text:span></text:p></draw:text-box></draw:frame></text:p>
      <text:p text:style-name="P5"/>
      <text:p text:style-name="P6">Wir überlegen nun, was uns der &amp;-Operator in C angewendet auf unsere Variablen zurückgibt. Wir wissen schon, dass wir eine Adresse erhalten, aber welche? Das ist ganz einfach. Wir erhalten immer die Adresse vom ersten Byte des Speicherabschnittes, an dem unsere Variable liegt.</text:p>
      <text:p text:style-name="P6"/>
      <text:p text:style-name="P6"><draw:frame text:anchor-type="paragraph" draw:z-index="14" draw:name="Form4" draw:style-name="gr9" draw:text-style-name="P42" svg:width="2.394cm" svg:height="0.606cm" svg:x="0.734cm" svg:y="0.504cm"><draw:text-box><text:p><text:span text:style-name="T14">&amp;a = 0x01</text:span></text:p></draw:text-box></draw:frame><draw:frame text:anchor-type="paragraph" draw:z-index="15" draw:name="Form4" draw:style-name="gr10" draw:text-style-name="P42" svg:width="2.211cm" svg:height="0.412cm" svg:x="7.945cm" svg:y="0.517cm"><draw:text-box><text:p><text:span text:style-name="T14">&amp;c1 = 0x05</text:span></text:p></draw:text-box></draw:frame><draw:frame text:anchor-type="paragraph" draw:z-index="16" draw:name="Form4" draw:style-name="gr11" draw:text-style-name="P42" svg:width="2.597cm" svg:height="0.579cm" svg:x="11.328cm" svg:y="0.517cm"><draw:text-box><text:p><text:span text:style-name="T14">&amp;c2 = 0x06</text:span></text:p></draw:text-box></draw:frame></text:p>
      <text:p text:style-name="P6"><draw:line text:anchor-type="paragraph" draw:z-index="11" draw:name="Form3" draw:style-name="gr8" draw:text-style-name="P41" svg:x1="1.042cm" svg:y1="0.49cm" svg:x2="1.042cm" svg:y2="1.54cm"><text:p/></draw:line><draw:line text:anchor-type="paragraph" draw:z-index="12" draw:name="Form3" draw:style-name="gr8" draw:text-style-name="P41" svg:x1="9.525cm" svg:y1="0.49cm" svg:x2="9.525cm" svg:y2="1.54cm"><text:p/></draw:line><draw:line text:anchor-type="paragraph" draw:z-index="13" draw:name="Form3" draw:style-name="gr8" draw:text-style-name="P41" svg:x1="11.673cm" svg:y1="0.503cm" svg:x2="11.673cm" svg:y2="1.553cm"><text:p/></draw:line></text:p>
      <text:p text:style-name="P6"/>
      <text:p text:style-name="P6"/>
      <table:table table:name="Tabelle3" table:style-name="Tabelle3">
        <table:table-column table:style-name="Tabelle3.A" table:number-columns-repeated="7"/>
        <table:table-column table:style-name="Tabelle3.H"/>
        <table:table-row>
          <table:table-cell table:style-name="Tabelle3.A1" office:value-type="string">
            <text:p text:style-name="P27">0x01</text:p>
          </table:table-cell>
          <table:table-cell table:style-name="Tabelle3.A1" office:value-type="string">
            <text:p text:style-name="P27">0x02</text:p>
          </table:table-cell>
          <table:table-cell table:style-name="Tabelle3.A1" office:value-type="string">
            <text:p text:style-name="P27">0x03</text:p>
          </table:table-cell>
          <table:table-cell table:style-name="Tabelle3.A1" office:value-type="string">
            <text:p text:style-name="P27">0x04</text:p>
          </table:table-cell>
          <table:table-cell table:style-name="Tabelle3.A1" office:value-type="string">
            <text:p text:style-name="P27">0x05</text:p>
          </table:table-cell>
          <table:table-cell table:style-name="Tabelle3.A1" office:value-type="string">
            <text:p text:style-name="P27">0x06</text:p>
          </table:table-cell>
          <table:table-cell table:style-name="Tabelle3.A1" office:value-type="string">
            <text:p text:style-name="P27">0x07</text:p>
          </table:table-cell>
          <table:table-cell table:style-name="Tabelle3.H1" office:value-type="string">
            <text:p text:style-name="P27">0x08</text:p>
          </table:table-cell>
        </table:table-row>
        <table:table-row table:style-name="Tabelle3.2">
          <table:table-cell table:style-name="Tabelle3.A2" office:value-type="string">
            <text:p text:style-name="P31">00</text:p>
          </table:table-cell>
          <table:table-cell table:style-name="Tabelle3.A2" office:value-type="string">
            <text:p text:style-name="P31">00</text:p>
          </table:table-cell>
          <table:table-cell table:style-name="Tabelle3.A2" office:value-type="string">
            <text:p text:style-name="P31">04</text:p>
          </table:table-cell>
          <table:table-cell table:style-name="Tabelle3.A2" office:value-type="string">
            <text:p text:style-name="P31">D2</text:p>
          </table:table-cell>
          <table:table-cell table:style-name="Tabelle3.A2" office:value-type="string">
            <text:p text:style-name="P34">78=‘x‘</text:p>
          </table:table-cell>
          <table:table-cell table:style-name="Tabelle3.A2" office:value-type="string">
            <text:p text:style-name="P34">79=‘y‘</text:p>
          </table:table-cell>
          <table:table-cell table:style-name="Tabelle3.A2" office:value-type="string">
            <text:p text:style-name="P23"/>
          </table:table-cell>
          <table:table-cell table:style-name="Tabelle3.H2" office:value-type="string">
            <text:p text:style-name="P23"/>
          </table:table-cell>
        </table:table-row>
      </table:table>
      <text:p text:style-name="P7"><draw:frame text:anchor-type="paragraph" draw:z-index="8" draw:name="Form2" draw:style-name="gr7" draw:text-style-name="P40" svg:width="2.151cm" svg:height="0.482cm" svg:x="8.684cm" svg:y="0.131cm"><draw:text-box><text:p><text:span text:style-name="T13">char c1</text:span></text:p></draw:text-box></draw:frame><draw:frame text:anchor-type="paragraph" draw:z-index="10" draw:name="Form2" draw:style-name="gr5" draw:text-style-name="P40" svg:width="2.151cm" svg:height="0.544cm" svg:x="10.836cm" svg:y="0.143cm"><draw:text-box><text:p><text:span text:style-name="T13">char c2</text:span></text:p></draw:text-box></draw:frame></text:p>
      <text:p text:style-name="P19">Nun kommen die Pointer ins Spiel. Ein Pointer ist eine Variable, die eine Adresse speichern kann. <text:span text:style-name="T7">Um mit einem Pointer arbeiten zu können, muss euer Compiler noch wissen, als was er den Speicherinhalt an der Adresse interpretieren soll. Deshalb hat ein Pointer auch einen Typ – genau wie die schon bekannten Variablen auch. Hier die allgemeine Form zum Deklarieren eines Pointers.</text:span></text:p>
      <text:p text:style-name="P8"><draw:frame text:anchor-type="paragraph" draw:z-index="17" draw:name="Form5" draw:style-name="gr12" draw:text-style-name="P43" svg:width="18.049cm" svg:height="3.841cm" svg:x="0.062cm" svg:y="0.279cm"><draw:text-box><text:p><text:span text:style-name="T15">type</text:span><text:span text:style-name="T16"> </text:span><text:span text:style-name="T17">*</text:span><text:span text:style-name="T18">identifier</text:span><text:span text:style-name="T19">;</text:span><text:span text:style-name="T20"> <text:s text:c="2"/>/* 1. Möglichkeit oder */</text:span></text:p><text:p><text:span text:style-name="T15">type</text:span><text:span text:style-name="T16"> </text:span><text:span text:style-name="T17">*</text:span><text:span text:style-name="T21"> identifier</text:span><text:span text:style-name="T16">;</text:span><text:span text:style-name="T22"> <text:s/>/* 2. Möglichkeit oder */</text:span></text:p><text:p><text:span text:style-name="T15">type</text:span><text:span text:style-name="T17">*</text:span><text:span text:style-name="T21"> identifier</text:span><text:span text:style-name="T16">; <text:s text:c="2"/></text:span><text:span text:style-name="T22">/* 3. Möglichkeit. Alles äquivalent */</text:span></text:p><text:p><text:span text:style-name="T16"/></text:p><text:p><text:span text:style-name="T22">/* Beispiele */</text:span></text:p><text:p><text:span text:style-name="T16"/></text:p><text:p><text:span text:style-name="T15">int</text:span><text:span text:style-name="T16"> </text:span><text:span text:style-name="T17">*</text:span><text:span text:style-name="T21">pa</text:span><text:span text:style-name="T16">; </text:span><text:span text:style-name="T22"><text:s/>/* ein Pointer namens „pa“, der auf einen int zeigt */ </text:span></text:p><text:p><text:span text:style-name="T15">char</text:span><text:span text:style-name="T17">*</text:span><text:span text:style-name="T21"> s</text:span><text:span text:style-name="T16">; <text:s/></text:span><text:span text:style-name="T22">/* ein Pointer namens „s“, der auf einen char zeigt */</text:span></text:p></draw:text-box></draw:frame>Wir wollen nun zwei Pointer anlegen, die auf Adressen unserer Variablen zeigen.</text:p>
      <text:p text:style-name="P8"><draw:frame text:anchor-type="paragraph" draw:z-index="18" draw:name="Form5" draw:style-name="gr13" draw:text-style-name="P43" svg:width="18.049cm" svg:height="0.962cm" svg:x="0.062cm" svg:y="0.279cm"><draw:text-box><text:p><text:span text:style-name="T15">int</text:span><text:span text:style-name="T17">*</text:span><text:span text:style-name="T21"> pa </text:span><text:span text:style-name="T17">= &amp;a</text:span><text:span text:style-name="T19">;</text:span><text:span text:style-name="T20"> <text:s text:c="2"/>/* pa = 0x01 */</text:span></text:p><text:p><text:span text:style-name="T23">int</text:span><text:span text:style-name="T24">*</text:span><text:span text:style-name="T18"> px </text:span><text:span text:style-name="T24">= &amp;c1;</text:span><text:span text:style-name="T20"> <text:s/>/* px = 0x05 */</text:span></text:p></draw:text-box></draw:frame><draw:g text:anchor-type="paragraph" draw:z-index="19" draw:style-name="gr1"><draw:custom-shape draw:name="Form1" draw:style-name="gr2" draw:text-style-name="P38" svg:width="8.48cm" svg:height="2.183cm" svg:x="0.021cm" svg:y="1.845cm"><text:p/><draw:enhanced-geometry svg:viewBox="0 0 21600 21600" draw:type="rectangle" draw:enhanced-path="M 0 0 L 21600 0 21600 21600 0 21600 0 0 Z N"/></draw:custom-shape><draw:frame draw:name="Form2" draw:style-name="gr3" draw:text-style-name="P39" svg:width="1.354cm" svg:height="0.482cm" svg:x="3.595cm" svg:y="3.436cm"><draw:text-box><text:p><text:span text:style-name="T12">int a</text:span></text:p></draw:text-box></draw:frame></draw:g><draw:custom-shape text:anchor-type="paragraph" draw:z-index="20" draw:name="Form1" draw:style-name="gr4" draw:text-style-name="P38" svg:width="2.124cm" svg:height="2.174cm" svg:x="8.5cm" svg:y="1.854cm"><text:p/><draw:enhanced-geometry svg:viewBox="0 0 21600 21600" draw:type="rectangle" draw:enhanced-path="M 0 0 L 21600 0 21600 21600 0 21600 0 0 Z N"/></draw:custom-shape><draw:custom-shape text:anchor-type="paragraph" draw:z-index="22" draw:name="Form1" draw:style-name="gr6" draw:text-style-name="P38" svg:width="2.13cm" svg:height="2.174cm" svg:x="10.627cm" svg:y="1.854cm"><text:p/><draw:enhanced-geometry svg:viewBox="0 0 21600 21600" draw:type="rectangle" draw:enhanced-path="M 0 0 L 21600 0 21600 21600 0 21600 0 0 Z N"/></draw:custom-shape><draw:custom-shape text:anchor-type="paragraph" draw:z-index="24" draw:name="Form1" draw:style-name="gr14" draw:text-style-name="P38" svg:width="2.124cm" svg:height="2.174cm" svg:x="12.756cm" svg:y="1.854cm"><text:p/><draw:enhanced-geometry svg:viewBox="0 0 21600 21600" draw:type="rectangle" draw:enhanced-path="M 0 0 L 21600 0 21600 21600 0 21600 0 0 Z N"/></draw:custom-shape><draw:custom-shape text:anchor-type="paragraph" draw:z-index="25" draw:name="Form1" draw:style-name="gr15" draw:text-style-name="P38" svg:width="2.124cm" svg:height="2.174cm" svg:x="14.88cm" svg:y="1.854cm"><text:p/><draw:enhanced-geometry svg:viewBox="0 0 21600 21600" draw:type="rectangle" draw:enhanced-path="M 0 0 L 21600 0 21600 21600 0 21600 0 0 Z N"/></draw:custom-shape></text:p>
      <table:table table:name="Tabelle4" table:style-name="Tabelle4">
        <table:table-column table:style-name="Tabelle4.A" table:number-columns-repeated="7"/>
        <table:table-column table:style-name="Tabelle4.H"/>
        <table:table-row>
          <table:table-cell table:style-name="Tabelle4.A1" office:value-type="string">
            <text:p text:style-name="P28">0x01</text:p>
          </table:table-cell>
          <table:table-cell table:style-name="Tabelle4.A1" office:value-type="string">
            <text:p text:style-name="P28">0x02</text:p>
          </table:table-cell>
          <table:table-cell table:style-name="Tabelle4.A1" office:value-type="string">
            <text:p text:style-name="P28">0x03</text:p>
          </table:table-cell>
          <table:table-cell table:style-name="Tabelle4.A1" office:value-type="string">
            <text:p text:style-name="P28">0x04</text:p>
          </table:table-cell>
          <table:table-cell table:style-name="Tabelle4.A1" office:value-type="string">
            <text:p text:style-name="P28">0x05</text:p>
          </table:table-cell>
          <table:table-cell table:style-name="Tabelle4.A1" office:value-type="string">
            <text:p text:style-name="P28">0x06</text:p>
          </table:table-cell>
          <table:table-cell table:style-name="Tabelle4.A1" office:value-type="string">
            <text:p text:style-name="P28">0x07</text:p>
          </table:table-cell>
          <table:table-cell table:style-name="Tabelle4.H1" office:value-type="string">
            <text:p text:style-name="P28">0x08</text:p>
          </table:table-cell>
        </table:table-row>
        <table:table-row table:style-name="Tabelle4.2">
          <table:table-cell table:style-name="Tabelle4.A2" office:value-type="string">
            <text:p text:style-name="P32">00</text:p>
          </table:table-cell>
          <table:table-cell table:style-name="Tabelle4.A2" office:value-type="string">
            <text:p text:style-name="P32">00</text:p>
          </table:table-cell>
          <table:table-cell table:style-name="Tabelle4.A2" office:value-type="string">
            <text:p text:style-name="P32">04</text:p>
          </table:table-cell>
          <table:table-cell table:style-name="Tabelle4.A2" office:value-type="string">
            <text:p text:style-name="P32">D2</text:p>
          </table:table-cell>
          <table:table-cell table:style-name="Tabelle4.A2" office:value-type="string">
            <text:p text:style-name="P35">78=‘x‘</text:p>
          </table:table-cell>
          <table:table-cell table:style-name="Tabelle4.A2" office:value-type="string">
            <text:p text:style-name="P35">79=‘y‘</text:p>
          </table:table-cell>
          <table:table-cell table:style-name="Tabelle4.A2" office:value-type="string">
            <text:p text:style-name="P36">01</text:p>
          </table:table-cell>
          <table:table-cell table:style-name="Tabelle4.H2" office:value-type="string">
            <text:p text:style-name="P36">05</text:p>
          </table:table-cell>
        </table:table-row>
      </table:table>
      <text:p text:style-name="P9"><draw:frame text:anchor-type="paragraph" draw:z-index="21" draw:name="Form2" draw:style-name="gr7" draw:text-style-name="P40" svg:width="2.151cm" svg:height="0.482cm" svg:x="8.687cm" svg:y="0.123cm"><draw:text-box><text:p><text:span text:style-name="T13">char c1</text:span></text:p></draw:text-box></draw:frame><draw:frame text:anchor-type="paragraph" draw:z-index="23" draw:name="Form2" draw:style-name="gr5" draw:text-style-name="P40" svg:width="2.151cm" svg:height="0.544cm" svg:x="10.839cm" svg:y="0.111cm"><draw:text-box><text:p><text:span text:style-name="T13">char c2</text:span></text:p></draw:text-box></draw:frame><draw:frame text:anchor-type="paragraph" draw:z-index="26" draw:name="Form2" draw:style-name="gr5" draw:text-style-name="P44" svg:width="1.87cm" svg:height="0.544cm" svg:x="12.926cm" svg:y="0.111cm"><draw:text-box><text:p><text:span text:style-name="T25">int* pa</text:span></text:p></draw:text-box></draw:frame><draw:frame text:anchor-type="paragraph" draw:z-index="27" draw:name="Form2" draw:style-name="gr16" draw:text-style-name="P45" svg:width="2.137cm" svg:height="0.962cm" svg:x="14.928cm" svg:y="0.111cm"><draw:text-box><text:p><text:span text:style-name="T26">char* px</text:span></text:p></draw:text-box></draw:frame><draw:line text:anchor-type="paragraph" draw:z-index="28" draw:name="Form6" draw:style-name="gr17" draw:text-style-name="P46" svg:x1="13.824cm" svg:y1="0.728cm" svg:x2="13.824cm" svg:y2="2.042cm"><text:p/></draw:line><draw:line text:anchor-type="paragraph" draw:z-index="29" draw:name="Form7" draw:style-name="gr17" draw:text-style-name="P46" svg:x1="13.869cm" svg:y1="2.043cm" svg:x2="1.007cm" svg:y2="2.043cm"><text:p/></draw:line><draw:line text:anchor-type="paragraph" draw:z-index="30" draw:name="Form6" draw:style-name="gr18" draw:text-style-name="P46" svg:x1="1.057cm" svg:y1="0.035cm" svg:x2="1.057cm" svg:y2="2.042cm"><text:p/></draw:line><draw:line text:anchor-type="paragraph" draw:z-index="31" draw:name="Form6" draw:style-name="gr19" draw:text-style-name="P46" svg:x1="15.923cm" svg:y1="0.79cm" svg:x2="15.923cm" svg:y2="3.042cm"><text:p/></draw:line><draw:line text:anchor-type="paragraph" draw:z-index="32" draw:name="Form7" draw:style-name="gr19" draw:text-style-name="P46" svg:x1="15.968cm" svg:y1="3.043cm" svg:x2="9.747cm" svg:y2="3.043cm"><text:p/></draw:line><draw:line text:anchor-type="paragraph" draw:z-index="33" draw:name="Form6" draw:style-name="gr20" draw:text-style-name="P46" svg:x1="9.798cm" svg:y1="0.035cm" svg:x2="9.798cm" svg:y2="3.042cm"><text:p/></draw:line></text:p>
      <text:p text:style-name="P9"/>
      <text:p text:style-name="P9"/>
      <text:p text:style-name="P9"/>
      <text:p text:style-name="P9"/>
      <text:p text:style-name="P9"/>
      <text:p text:style-name="P9"/>
      <text:p text:style-name="P10">Wir können nun den Speicher, auf den die Pointer zeigen, interpretieren. Dies nennt man Dereferenzieren eines Pointers. Dafür gibt es den *-Operator. Hier die Schreibweise:</text:p>
      <text:p text:style-name="P10"><draw:frame text:anchor-type="paragraph" draw:z-index="40" draw:name="Form5" draw:style-name="gr22" draw:text-style-name="P43" svg:width="18.049cm" svg:height="3.361cm" svg:x="0.062cm" svg:y="0.279cm"><draw:text-box><text:p><text:span text:style-name="T17">*</text:span><text:span text:style-name="T21">pa</text:span><text:span text:style-name="T19">;</text:span><text:span text:style-name="T20"> <text:s text:c="2"/>/* Gehe zur Adresse 0x01 und interpretiere die folgenden 4 Byte</text:span></text:p><text:p><text:span text:style-name="T20"><text:s text:c="10"/></text:span><text:span text:style-name="T20">als int */</text:span></text:p><text:p><text:span text:style-name="T24">*</text:span><text:span text:style-name="T18">px</text:span><text:span text:style-name="T24">;</text:span><text:span text:style-name="T20"> <text:s text:c="2"/>/* Gehe zur Adresse 0x05 und interpretiere das folgende Byte als</text:span></text:p><text:p><text:span text:style-name="T20"><text:s text:c="10"/></text:span><text:span text:style-name="T20">char */</text:span></text:p><text:p><text:span text:style-name="T20">/* Wichtig: (*pa != pa) */</text:span></text:p><text:p><text:span text:style-name="T18"><text:s/></text:span><text:span text:style-name="T18">pa </text:span><text:span text:style-name="T24">== 0x01;</text:span></text:p><text:p><text:span text:style-name="T24">*</text:span><text:span text:style-name="T18">pa </text:span><text:span text:style-name="T24">== 1234;</text:span></text:p></draw:text-box></draw:frame></text:p>
      <text:p text:style-name="P20">Aber was bringen denn jetzt Pointer? Ganz einfach – wir können den Speicher an einer bekannten Adresse auslesen und manipulieren. Gegeben sei folgender Code-Ausschnitt:</text:p>
      <text:p text:style-name="P11"><draw:frame text:anchor-type="paragraph" draw:z-index="34" draw:name="Form5" draw:style-name="gr21" draw:text-style-name="P43" svg:width="18.049cm" svg:height="2.521cm" svg:x="0.062cm" svg:y="0.279cm"><draw:text-box><text:p><text:span text:style-name="T27">int</text:span><text:span text:style-name="T16"> </text:span><text:span text:style-name="T28">main()</text:span><text:span text:style-name="T16"> {</text:span></text:p><text:p><text:span text:style-name="T16"><text:s text:c="2"/></text:span><text:span text:style-name="T27">int</text:span><text:span text:style-name="T16"> </text:span><text:span text:style-name="T21">x</text:span><text:span text:style-name="T16">, </text:span><text:span text:style-name="T21">y</text:span><text:span text:style-name="T16">, </text:span><text:span text:style-name="T21">z</text:span><text:span text:style-name="T16">;</text:span></text:p><text:p><text:span text:style-name="T16"><text:s text:c="2"/></text:span><text:span text:style-name="T28">f(…)</text:span><text:span text:style-name="T16">;</text:span></text:p><text:p><text:span text:style-name="T16"><text:s text:c="2"/></text:span><text:span text:style-name="T27">return</text:span><text:span text:style-name="T16"> 0;</text:span></text:p><text:p><text:span text:style-name="T16">}</text:span></text:p></draw:text-box></draw:frame>Wir wollen die Funktion f benutzen um den Wert von x auf 1, y auf 2 und z auf 3 zu setzen. Ohne Pointer war dies nicht möglich, da f ja nur einen einzigen Wert zurückgeben kann, <text:span text:style-name="T10">keinesfalls 3 Werte</text:span>. Wir übergeben f also die Adressen, an denen unsere Variablen x, y und z liegen, und lassen f den Inhalt des Speichers überschreiben. Hier eine mögliche Implementierung.</text:p>
      <text:p text:style-name="P12"><draw:frame text:anchor-type="paragraph" draw:z-index="35" draw:name="Form5" draw:style-name="gr12" draw:text-style-name="P43" svg:width="18.049cm" svg:height="3.841cm" svg:x="0.062cm" svg:y="0.279cm"><draw:text-box><text:p><text:span text:style-name="T27">void</text:span><text:span text:style-name="T16"> </text:span><text:span text:style-name="T28">f(</text:span><text:span text:style-name="T27">int*</text:span><text:span text:style-name="T28"> </text:span><text:span text:style-name="T21">a, </text:span><text:span text:style-name="T27">int*</text:span><text:span text:style-name="T28"> </text:span><text:span text:style-name="T21">b, </text:span><text:span text:style-name="T27">int*</text:span><text:span text:style-name="T28"> </text:span><text:span text:style-name="T21">c</text:span><text:span text:style-name="T28">)</text:span><text:span text:style-name="T16"> {</text:span></text:p><text:p><text:span text:style-name="T16"><text:s text:c="2"/></text:span><text:span text:style-name="T16">*</text:span><text:span text:style-name="T21">a </text:span><text:span text:style-name="T17">=</text:span><text:span text:style-name="T21"> </text:span><text:span text:style-name="T17">1; </text:span><text:span text:style-name="T22">/* gehe zur Adresse in a und überschreibe den Speicher durch</text:span></text:p><text:p><text:span text:style-name="T22"><text:s text:c="13"/></text:span><text:span text:style-name="T22">einen int mit Wert 1 */</text:span></text:p><text:p><text:span text:style-name="T21"><text:s text:c="2"/></text:span><text:span text:style-name="T17">*</text:span><text:span text:style-name="T21">b </text:span><text:span text:style-name="T17">=</text:span><text:span text:style-name="T21"> </text:span><text:span text:style-name="T17">2; </text:span><text:span text:style-name="T22">/* gehe zur Adresse in b und überschreibe den Speicher durch</text:span></text:p><text:p><text:span text:style-name="T22"><text:s text:c="13"/></text:span><text:span text:style-name="T22">einen int mit Wert 2 */</text:span></text:p><text:p><text:span text:style-name="T21"><text:s text:c="2"/></text:span><text:span text:style-name="T17">*</text:span><text:span text:style-name="T21">c </text:span><text:span text:style-name="T17">=</text:span><text:span text:style-name="T21"> </text:span><text:span text:style-name="T17">3; </text:span><text:span text:style-name="T22">/* gehe zur Adresse in b und überschreibe den Speicher durch</text:span></text:p><text:p><text:span text:style-name="T22"><text:s text:c="13"/></text:span><text:span text:style-name="T22">einen int mit Wert 3 */</text:span></text:p><text:p><text:span text:style-name="T16">}</text:span></text:p></draw:text-box></draw:frame>Unsere main-Funktion passen wir entsprechend an.</text:p>
      <text:p text:style-name="P13"><draw:frame text:anchor-type="paragraph" draw:z-index="36" draw:name="Form5" draw:style-name="gr22" draw:text-style-name="P43" svg:width="18.049cm" svg:height="3.361cm" svg:x="-0.002cm" svg:y="0.183cm"><draw:text-box><text:p><text:span text:style-name="T27">int</text:span><text:span text:style-name="T16"> </text:span><text:span text:style-name="T28">main()</text:span><text:span text:style-name="T16"> {</text:span></text:p><text:p><text:span text:style-name="T16"><text:s text:c="2"/></text:span><text:span text:style-name="T27">int</text:span><text:span text:style-name="T16"> </text:span><text:span text:style-name="T21">x </text:span><text:span text:style-name="T17">= 0</text:span><text:span text:style-name="T16">, </text:span><text:span text:style-name="T21">y </text:span><text:span text:style-name="T17">= 0</text:span><text:span text:style-name="T16">, </text:span><text:span text:style-name="T21">z </text:span><text:span text:style-name="T17">= 0</text:span><text:span text:style-name="T16">;</text:span></text:p><text:p><text:span text:style-name="T16"><text:s text:c="2"/></text:span><text:span text:style-name="T28">printf(</text:span><text:span text:style-name="T29">“Vorher: %i %i %i \n“</text:span><text:span text:style-name="T17">, </text:span><text:span text:style-name="T21">x</text:span><text:span text:style-name="T17">, </text:span><text:span text:style-name="T21">y</text:span><text:span text:style-name="T17">,</text:span><text:span text:style-name="T28"> </text:span><text:span text:style-name="T21">z</text:span><text:span text:style-name="T28">)</text:span><text:span text:style-name="T17">;</text:span></text:p><text:p><text:span text:style-name="T16"><text:s text:c="2"/></text:span><text:span text:style-name="T28">f(</text:span><text:span text:style-name="T17">&amp;</text:span><text:span text:style-name="T21">x</text:span><text:span text:style-name="T17">, &amp;</text:span><text:span text:style-name="T21">y</text:span><text:span text:style-name="T17">,</text:span><text:span text:style-name="T28"> </text:span><text:span text:style-name="T17">&amp;</text:span><text:span text:style-name="T21">z</text:span><text:span text:style-name="T28">)</text:span><text:span text:style-name="T16">; </text:span><text:span text:style-name="T22">/* Übergebe die Adressen von x, y und z an f */</text:span></text:p><text:p><text:span text:style-name="T22"><text:s text:c="2"/></text:span><text:span text:style-name="T28">printf(</text:span><text:span text:style-name="T30">“Nachher: %i %i %i \n“</text:span><text:span text:style-name="T17">, </text:span><text:span text:style-name="T21">x</text:span><text:span text:style-name="T17">, </text:span><text:span text:style-name="T21">y</text:span><text:span text:style-name="T17">,</text:span><text:span text:style-name="T28"> </text:span><text:span text:style-name="T21">z</text:span><text:span text:style-name="T28">)</text:span><text:span text:style-name="T17">;</text:span></text:p><text:p><text:span text:style-name="T16"><text:s text:c="2"/></text:span><text:span text:style-name="T27">return</text:span><text:span text:style-name="T16"> 0;</text:span></text:p><text:p><text:span text:style-name="T16">}</text:span></text:p></draw:text-box></draw:frame>Die Ausgabe im Terminal sieht dann so aus:</text:p>
      <text:p text:style-name="P13"><draw:frame text:anchor-type="paragraph" draw:z-index="37" draw:name="Form5" draw:style-name="gr13" draw:text-style-name="P47" svg:width="18.049cm" svg:height="0.962cm" svg:x="0.009cm" svg:y="0.226cm"><draw:text-box><text:p><text:span text:style-name="T22">Vorher: <text:s/>0 0 0</text:span></text:p><text:p><text:span text:style-name="T22">Nachher: 1 2 3</text:span></text:p></draw:text-box></draw:frame>Wir haben also erfolgreich auf Variablen aus einem anderen Scope heraus zugegriffen. Dieses Prinzip nennt sich „Call-By-Reference“. Dies unterscheidet sich von „Call-By-Value“, welches wir vor der Einführung von Pointern verwendeten. Call-By-Value bedeutet, dass wir, wenn wir eine Funktion <text:span text:style-name="T8">mit Argumenten aufrufen</text:span>, <text:span text:style-name="T8">der Funktion Kopien der übergebenen Variablen / Werte übergeben. Call-By-Reference bedeutet, dass wir der Funktion eine Kopie der Adresse einer Variablen übergeben, statt einer Kopie des Wertes einer Variablen. Mit Hilfe der Adresse können wir dann die originale Variable beeinflussen.</text:span></text:p>
      <text:p text:style-name="P14"><draw:frame text:anchor-type="paragraph" draw:z-index="38" draw:name="Form5" draw:style-name="gr23" draw:text-style-name="P43" svg:width="18.049cm" svg:height="5.28cm" svg:x="0.014cm" svg:y="0.134cm"><draw:text-box><text:p><text:span text:style-name="T27">void</text:span><text:span text:style-name="T16"> </text:span><text:span text:style-name="T28">f1(</text:span><text:span text:style-name="T27">int</text:span><text:span text:style-name="T28"> </text:span><text:span text:style-name="T21">a</text:span><text:span text:style-name="T28">)</text:span><text:span text:style-name="T16"> {</text:span></text:p><text:p><text:span text:style-name="T16"><text:s text:c="2"/></text:span><text:span text:style-name="T16">a += 4;</text:span></text:p><text:p><text:span text:style-name="T16">}</text:span></text:p><text:p><text:span text:style-name="T16"/></text:p><text:p><text:span text:style-name="T27">int</text:span><text:span text:style-name="T16"> </text:span><text:span text:style-name="T28">main() {</text:span></text:p><text:p><text:span text:style-name="T16"><text:s text:c="2"/></text:span><text:span text:style-name="T27">int </text:span><text:span text:style-name="T21">x</text:span><text:span text:style-name="T16"> = 1;</text:span></text:p><text:p><text:span text:style-name="T28"><text:s text:c="2"/></text:span><text:span text:style-name="T28">printf(</text:span><text:span text:style-name="T30">“Vorher: %i \n“</text:span><text:span text:style-name="T17">, </text:span><text:span text:style-name="T21">x</text:span><text:span text:style-name="T28">)</text:span><text:span text:style-name="T17">;</text:span></text:p><text:p><text:span text:style-name="T16"><text:s text:c="2"/></text:span><text:span text:style-name="T28">f1(</text:span><text:span text:style-name="T21">x</text:span><text:span text:style-name="T28">)</text:span><text:span text:style-name="T17">;</text:span></text:p><text:p><text:span text:style-name="T17"><text:s text:c="2"/></text:span><text:span text:style-name="T28">printf(</text:span><text:span text:style-name="T30">“Nachher: %i \n“</text:span><text:span text:style-name="T17">, </text:span><text:span text:style-name="T21">x</text:span><text:span text:style-name="T28">)</text:span><text:span text:style-name="T17">;</text:span></text:p><text:p><text:span text:style-name="T17"><text:s text:c="2"/></text:span><text:span text:style-name="T27">return</text:span><text:span text:style-name="T17"> 0;</text:span></text:p><text:p><text:span text:style-name="T16">}</text:span></text:p></draw:text-box></draw:frame>Was gibt uns das Terminal in diesem Fall aus?</text:p>
      <text:p text:style-name="P14"><draw:frame text:anchor-type="paragraph" draw:z-index="39" draw:name="Form5" draw:style-name="gr13" draw:text-style-name="P47" svg:width="18.049cm" svg:height="0.962cm" svg:x="0.062cm" svg:y="0.279cm"><draw:text-box><text:p><text:span text:style-name="T22">Vorher: <text:s/>1</text:span></text:p><text:p><text:span text:style-name="T22">Nachher: 1</text:span></text:p></draw:text-box></draw:frame><text:soft-page-break/>Die Funktion f1 arbeitet nach dem Prinzip Call-By-Value, also wird beim Aufruf von f1 ein Integer übergeben, der eine Kopie des Inhaltes von x hat. Und da f1 nur mit dieser Kopie arbeitet, wird x niemals beeinflusst.</text:p>
      <text:p text:style-name="P14"/>
      <text:p text:style-name="P15">Nun eine kurze <text:span text:style-name="T9">Hilfe</text:span> zur Order of Operations bei Pointern. Ich beziehe mich in der Speicherbelegung auf das obige Beispiel.</text:p>
      <text:p text:style-name="P16"><draw:frame text:anchor-type="paragraph" draw:z-index="41" draw:name="Form5" draw:style-name="gr24" draw:text-style-name="P43" svg:width="18.049cm" svg:height="8.639cm" svg:x="0.062cm" svg:y="0.279cm"><draw:text-box><text:p><text:span text:style-name="T21">px</text:span><text:span text:style-name="T16">++ <text:s text:c="3"/></text:span><text:span text:style-name="T22">/* 1) Auswertung von px zu 0x05, </text:span></text:p><text:p><text:span text:style-name="T22"><text:tab/></text:span><text:span text:style-name="T22"> <text:s text:c="5"/></text:span><text:span text:style-name="T22">2) Inkrement von px auf 0x06 */</text:span></text:p><text:p><text:span text:style-name="T22"/></text:p><text:p><text:span text:style-name="T16">*(</text:span><text:span text:style-name="T21">px</text:span><text:span text:style-name="T17">)++ </text:span><text:span text:style-name="T22">/* 1) Auswertung von px zu 0x05, </text:span></text:p><text:p><text:span text:style-name="T22"><text:s text:c="11"/></text:span><text:span text:style-name="T22">2) Dereferenzierung von px zu ‘x‘ </text:span></text:p><text:p><text:span text:style-name="T22"><text:s text:c="11"/></text:span><text:span text:style-name="T22">3) Änderung des Speichers an 0x05 von ‘x‘ zu ‘y‘ */</text:span></text:p><text:p><text:span text:style-name="T22"/></text:p><text:p><text:span text:style-name="T16">*(</text:span><text:span text:style-name="T21">px</text:span><text:span text:style-name="T17">++) </text:span><text:span text:style-name="T22">/* 1) Dereferenzierung von px zu ‘x‘ welches in 0x05 steht</text:span></text:p><text:p><text:span text:style-name="T22"><text:s text:c="11"/></text:span><text:span text:style-name="T22">2) Inkrement von px zu 0x06 */</text:span></text:p><text:p><text:span text:style-name="T22"/></text:p><text:p><text:span text:style-name="T17">++</text:span><text:span text:style-name="T21">px <text:s text:c="3"/></text:span><text:span text:style-name="T22">/* 1) Inkrement von px zu 0x06</text:span></text:p><text:p><text:span text:style-name="T22"><text:s text:c="11"/></text:span><text:span text:style-name="T22">2) Auswertung von px zu 0x06</text:span></text:p><text:p><text:span text:style-name="T22"/></text:p><text:p><text:span text:style-name="T17">++*(</text:span><text:span text:style-name="T21">px</text:span><text:span text:style-name="T17">) </text:span><text:span text:style-name="T22">/* 1) Inkrement von Wert im Speicher an 0x05</text:span></text:p><text:p><text:span text:style-name="T22"><text:s text:c="11"/></text:span><text:span text:style-name="T22">2) Auswertung zu ‘y‘, welches in Zelle 0x05 steht</text:span></text:p><text:p><text:span text:style-name="T22"/></text:p><text:p><text:span text:style-name="T17">*(++</text:span><text:span text:style-name="T21">px</text:span><text:span text:style-name="T17">) </text:span><text:span text:style-name="T22">/* 1) Inkrement von von px zu 0x06</text:span></text:p><text:p><text:span text:style-name="T22"><text:s text:c="11"/></text:span><text:span text:style-name="T22">2) Dereferenzierung von 0x06 zu ‘y‘</text:span></text:p></draw:text-box></draw:frame>Offsets bei Pointern sind immer relativ zur Größe des Typs, auf den der Pointer zeigt.</text:p>
      <text:p text:style-name="P16"><draw:frame text:anchor-type="paragraph" draw:z-index="42" draw:name="Form5" draw:style-name="gr13" draw:text-style-name="P43" svg:width="18.049cm" svg:height="0.962cm" svg:x="0.062cm" svg:y="0.279cm"><draw:text-box><text:p><text:span text:style-name="T21">pa </text:span><text:span text:style-name="T17">+ 3</text:span><text:span text:style-name="T16"> == 0x01 + 3 * sizeof(int) == 0x0D</text:span></text:p><text:p><text:span text:style-name="T21">px </text:span><text:span text:style-name="T17">+ 3 == 0x05 + 3 * sizeof(char) == 0x08</text:span></text:p></draw:text-box></draw:frame>Zuletzt möchte ich noch den Zusammenhang zwischen Pointer und Array erklären. Angenommen wir haben ein Array aus int-Variablen.</text:p>
      <text:p text:style-name="P17"><draw:frame text:anchor-type="paragraph" draw:z-index="43" draw:name="Form5" draw:style-name="gr25" draw:text-style-name="P43" svg:width="18.049cm" svg:height="0.482cm" svg:x="0.062cm" svg:y="0.279cm"><draw:text-box><text:p><text:span text:style-name="T27">int</text:span><text:span text:style-name="T16"> </text:span><text:span text:style-name="T21">x</text:span><text:span text:style-name="T17">[4] = {1, 3, 3, 7};</text:span></text:p></draw:text-box></draw:frame>Wir haben bisher auf Elemente des Arrays mit dem [ ]-Operator zugegriffen und diesem einen Index <text:span text:style-name="T11">über</text:span>geben. Was wir bisher nicht wussten: Die Variable x ist ein Pointer auf das erste Element des Arrays im Speicher und der [ ]-Operator ist ein Shortcut für die Dereferenzierung mit einem Offset. Hier die Definition vom [ ]-Operator:</text:p>
      <text:p text:style-name="P17"><draw:frame text:anchor-type="paragraph" draw:z-index="44" draw:name="Form5" draw:style-name="gr13" draw:text-style-name="P47" svg:width="18.049cm" svg:height="0.962cm" svg:x="0.062cm" svg:y="0.279cm"><draw:text-box><text:p><text:span text:style-name="T27">int </text:span><text:span text:style-name="T17">*</text:span><text:span text:style-name="T27"> </text:span><text:span text:style-name="T21">x</text:span><text:span text:style-name="T17">;</text:span></text:p><text:p><text:span text:style-name="T21">x</text:span><text:span text:style-name="T17">[n]</text:span><text:span text:style-name="T21"> </text:span><text:span text:style-name="T17">== *(</text:span><text:span text:style-name="T21">x</text:span><text:span text:style-name="T17"> + n);</text:span></text:p></draw:text-box></draw:frame>x[n] bedeutet also: Betrachte die Adresse, die in x gespeichert ist. Gehe im Speicher n * sizeof(int) weiter. Interpretiere ab hier sizeof(int) Byte als einen Integer.</text:p>
      <text:p text:style-name="P18">Das ist auch ein Grund dafür, warum man Arrays nicht als <text:span text:style-name="T11">Value</text:span> an Funktionen übergeben kann. Die Variable auf ein Array ist nur ein Pointer auf reservierten Speicher. Demnach ist nur Call-By-Reference ohne <text:span text:style-name="T11">Umwege</text:span> mögli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officeooo:rsid="000a3057" fo:background-color="transparent" style:font-size-asian="10.5pt" loext: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5:24:32.896000000</meta:creation-date>
    <dc:date>2016-06-02T19:36:58.981000000</dc:date>
    <meta:editing-duration>PT1H16M8S</meta:editing-duration>
    <meta:editing-cycles>15</meta:editing-cycles>
    <meta:generator>LibreOffice/5.1.0.3$Windows_x86 LibreOffice_project/5e3e00a007d9b3b6efb6797a8b8e57b51ab1f737</meta:generator>
    <meta:document-statistic meta:table-count="5" meta:image-count="0" meta:object-count="0" meta:page-count="4" meta:paragraph-count="84" meta:word-count="798" meta:character-count="4958" meta:non-whitespace-character-count="4241"/>
  </office:meta>
</office:document-meta>
</file>